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841F3641F3294542D.png" manifest:media-type="image/png"/>
  <manifest:file-entry manifest:full-path="Pictures/10000201000000870000009B8F2FDF545FDD1DCD.png" manifest:media-type="image/png"/>
  <manifest:file-entry manifest:full-path="Pictures/100002010000009D0000008A345F8A1293EE1B9F.png" manifest:media-type="image/png"/>
  <manifest:file-entry manifest:full-path="Pictures/100002010000030E0000012204755F80EC9486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91cm, 1.331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6cm, 10.9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6cm, 0cm, 0cm, 10.95cm)" draw:image-opacity="100%" style:mirror="none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0.95cm" fo:min-width="3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199cm" svg:height="5.899cm" svg:x="1.7cm" svg:y="6.6cm">
          <draw:image xlink:href="Pictures/100002010000030E0000012204755F80EC94860C.png" xlink:type="simple" xlink:show="embed" xlink:actuate="onLoad">
            <text:p/>
          </draw:image>
        </draw:frame>
        <draw:frame draw:style-name="gr2" draw:text-style-name="P1" draw:layer="layout" svg:width="3.571cm" svg:height="4.1cm" svg:x="9.329cm" svg:y="7.1cm">
          <draw:image xlink:href="Pictures/10000201000000870000009B8F2FDF545FDD1DCD.png" xlink:type="simple" xlink:show="embed" xlink:actuate="onLoad">
            <text:p/>
          </draw:image>
        </draw:frame>
        <draw:frame draw:style-name="gr2" draw:text-style-name="P1" draw:layer="layout" svg:width="4.153cm" svg:height="3.65cm" svg:x="13.865cm" svg:y="9.618cm">
          <draw:image xlink:href="Pictures/100002010000009D0000008A345F8A1293EE1B9F.png" xlink:type="simple" xlink:show="embed" xlink:actuate="onLoad">
            <text:p/>
          </draw:image>
        </draw:frame>
        <draw:custom-shape draw:style-name="gr3" draw:text-style-name="P2" draw:layer="layout" svg:width="2.2cm" svg:height="0.4cm" svg:x="1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.551cm" svg:height="6.561cm" svg:x="5.749cm" svg:y="12.739cm">
          <draw:image xlink:href="Pictures/1000020100000226000000F841F3641F3294542D.png" xlink:type="simple" xlink:show="embed" xlink:actuate="onLoad">
            <text:p/>
          </draw:image>
        </draw:frame>
        <draw:frame draw:style-name="gr4" draw:text-style-name="P1" draw:layer="layout" svg:width="3.65cm" svg:height="1.3cm" svg:x="6.75cm" svg:y="19.9cm">
          <draw:image xlink:href="Pictures/1000020100000226000000F841F3641F3294542D.png" xlink:type="simple" xlink:show="embed" xlink:actuate="onLoad">
            <text:p/>
          </draw:image>
        </draw:frame>
        <draw:frame draw:style-name="gr5" draw:text-style-name="P1" draw:layer="layout" svg:width="3.6cm" svg:height="1.2cm" svg:x="11.5cm" svg:y="19.8cm">
          <draw:image xlink:href="Pictures/1000020100000226000000F841F3641F3294542D.png" xlink:type="simple" xlink:show="embed" xlink:actuate="onLoad">
            <text:p/>
          </draw:image>
        </draw:frame>
        <draw:custom-shape draw:style-name="gr6" draw:text-style-name="P1" draw:layer="layout" svg:width="3.6cm" svg:height="1.2cm" svg:x="11.5cm" svg:y="19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6T17:18:01.944020900</dc:date>
    <meta:editing-duration>PT1H23M24S</meta:editing-duration>
    <meta:editing-cycles>1</meta:editing-cycles>
    <meta:document-statistic meta:object-count="8"/>
    <meta:generator>LibreOffice/5.1.6.2$Linux_X86_64 LibreOffice_project/10m0$Build-2</meta:generator>
  </office:meta>
</office:document-meta>
</file>